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6a9" officeooo:paragraph-rsid="0013a6a9"/>
    </style:style>
    <style:style style:name="P2" style:family="paragraph" style:parent-style-name="Standard">
      <style:text-properties officeooo:rsid="0015e071" officeooo:paragraph-rsid="0015e071"/>
    </style:style>
    <style:style style:name="P3" style:family="paragraph" style:parent-style-name="Standard">
      <style:text-properties officeooo:rsid="0015e071" officeooo:paragraph-rsid="0016efc4"/>
    </style:style>
    <style:style style:name="T1" style:family="text">
      <style:text-properties officeooo:rsid="0013e24a"/>
    </style:style>
    <style:style style:name="T2" style:family="text">
      <style:text-properties officeooo:rsid="0016efc4"/>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tion de la qualité du code :</text:p>
      <text:p text:style-name="P1"/>
      <text:p text:style-name="P1"><text:tab/>Afin d'assurer que le code fonctionne comme prévu, il est nécessaire de le vérifier à l'aide de tests. Ces tests ont plusieurs but tels que : vérifier la fonctionnalité du code (qu'il produit la sortie attendu), est capable de s'adapter aux différentes situations et erreurs possibles (assurer la robustesse du code) et qu'il s'intègre parfaitement au reste de l'application.</text:p>
      <text:p text:style-name="P1"><text:tab/></text:p>
      <text:p text:style-name="P1"><text:tab/>Lorsqu'on prévoit les tests, il faut assurer que le code soit testé sur le plus d'aspects possible. <text:s text:c="2"/>Ceci s'appelle la 'couverture' du code. Le but d'un testeur est de s'approcher le plus possible de 100 % de couverture de code. Il est, bien entendu, impossible d'obtenir 100 % de couverture sur le code : il n'est pas possible de prévoir absolument toutes les entrées possibles et imaginable pour un code. Néanmoins, il est possible d'obtenir proche de 100 % - c'est ce que nous avons essayés d'atteindre ici. Lorsque nous parlons de 100 % de couverture, ce sera le 'presque 100 %' que nous avons explicité plus haut.</text:p>
      <text:p text:style-name="P1"/>
      <text:p text:style-name="P1"><text:tab/>Pour être capable d'obtenir une couverture de 100 %, il faut produire les documents listant précisément l'ensemble des tests à produire afin de s'assurer de ne rien manquer. De plus, il est important de bien structurer les tests en des paquets différents et spécifier l'intérêt que chaque test à. <text:s/></text:p>
      <text:p text:style-name="P1">Ceci fait, il nous est alors possible de produire chaque test et vérifier que le code testé produit les résultats attendus. </text:p>
      <text:p text:style-name="P1"><text:tab/></text:p>
      <text:p text:style-name="P1"><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Ces deux cas sont survenus ici. </text:span></text:p>
      <text:p text:style-name="P1"/>
      <text:p text:style-name="P1"><text:tab/><text:span text:style-name="T1">Dans le graphe qui suit nous pourrons observer l'évolution du nombre de tests total en fonction du temps. (tests de la 3ème itération)</text:span></text:p>
      <text:p text:style-name="P1"/>
      <text:p text:style-name="P1"><draw:frame draw:style-name="fr1" draw:name="Objet1" text:anchor-type="paragraph" svg:width="15.981cm" svg:height="8.998cm" draw:z-index="0"><draw:object xlink:href="./Object 1" xlink:type="simple" xlink:show="embed" xlink:actuate="onLoad"/><draw:image xlink:href="./ObjectReplacements/Object 1" xlink:type="simple" xlink:show="embed" xlink:actuate="onLoad"/></draw:frame></text:p>
      <text:p text:style-name="P1"/>
      <text:p text:style-name="P1"/>
      <text:p text:style-name="P1"><text:tab/><text:span text:style-name="T1">Ce graphe répertorie le nombre total de tests écrits pendant la 3ème itération. Il est important de noter que pas tous les tests passent ici. Du 04/01/17 jusqu'au 04/08/17, nous pouvons voir une </text:span><text:soft-page-break/><text:span text:style-name="T1">augmentation constante du nombre de tests. Cette période correspond à l'écriture de la plupart des cas de tests. Du 04/08/17 jusqu'au 04/18/17, nous observons une stagnation du nombre de tests. Ceci correspond à la correction des tests afin d'assurer que les tests déjà écrits passent. Finalement la dernière portion correspond à la mise-à-jour des tests suite à une mise-à-jour du code.</text:span></text:p>
      <text:p text:style-name="P1"/>
      <text:p text:style-name="P2"><text:tab/>Ceci fait, nous pouvons regarder le graphe représentant l'évolution de la couverture sur la 3ème itération.</text:p>
      <text:p text:style-name="P2"/>
      <text:p text:style-name="P2"/>
      <text:p text:style-name="P2"><draw:frame draw:style-name="fr1" draw:name="Objet2" text:anchor-type="paragraph" svg:width="15.923cm" svg:height="8.906cm" draw:z-index="1"><draw:object xlink:href="./Object 2" xlink:type="simple" xlink:show="embed" xlink:actuate="onLoad"/><draw:image xlink:href="./ObjectReplacements/Object 2" xlink:type="simple" xlink:show="embed" xlink:actuate="onLoad"/></draw:frame></text:p>
      <text:p text:style-name="P3"><text:tab/>Nous observons donc que l'écriture des tests fut important : le 01/04/17, seul 60 % de <text:span text:style-name="T2">taux de</text:span> couverture était en place : 40 % des cas possibles (en moyenne) n'étaient pas pris en compte. Nous observons aussi que, même si nous n'avons pas réussi à atteindre le niveau de couverture <text:span text:style-name="T2">attendu, nous avons néanmoins réussi à la fin à atteindre le 100 % de taux de couverture pour la date prévu.</text:span></text:p>
      <text:p text:style-name="P3"><text:span text:style-name="T2"><text:tab/></text:span></text:p>
      <text:p text:style-name="P3"><text:span text:style-name="T2"><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8:59:06.093000000</meta:creation-date>
    <dc:date>2017-05-18T20:01:08.013000000</dc:date>
    <meta:editing-duration>PT7M24S</meta:editing-duration>
    <meta:editing-cycles>1</meta:editing-cycles>
    <meta:generator>LibreOffice/4.4.5.2$Windows_x86 LibreOffice_project/a22f674fd25a3b6f45bdebf25400ed2adff0ff99</meta:generator>
    <meta:document-statistic meta:table-count="0" meta:image-count="0" meta:object-count="2" meta:page-count="2" meta:paragraph-count="14" meta:word-count="510" meta:character-count="3040" meta:non-whitespace-character-count="2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142cm" svg:y="0.315cm" chart:style-name="ch2">
          <text:p>Evolution du nombre de tests</text:p>
        </chart:title>
        <chart:legend chart:legend-position="end" svg:x="12.017cm" svg:y="4.199cm" style:legend-expansion="high" chart:style-name="ch3"/>
        <chart:plot-area chart:style-name="ch4" chart:data-source-has-labels="both" svg:x="1.33cm" svg:y="1.273cm" svg:width="10.368cm" svg:height="6.564cm">
          <chartooo:coordinate-region svg:x="1.992cm" svg:y="1.273cm" svg:width="9.15cm" svg:height="4.899cm"/>
          <chart:axis chart:dimension="x" chart:name="primary-x" chart:style-name="ch5" chartooo:axis-type="auto">
            <chartooo:date-scale/>
            <chart:title svg:x="6.02cm" svg:y="8.016cm" chart:style-name="ch6">
              <text:p>Dates</text:p>
            </chart:title>
            <chart:categories table:cell-range-address="local-table.$A$2:.$A$28"/>
          </chart:axis>
          <chart:axis chart:dimension="y" chart:name="primary-y" chart:style-name="ch7">
            <chart:title svg:x="0.451cm" svg:y="5.829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404cm" svg:y="0.314cm" chart:style-name="ch2">
          <text:p>Evolution de la couverture</text:p>
        </chart:title>
        <chart:legend chart:legend-position="end" svg:x="12.309cm" svg:y="3.904cm" style:legend-expansion="high" chart:style-name="ch3"/>
        <chart:plot-area chart:style-name="ch4" chart:data-source-has-labels="both" svg:x="1.329cm" svg:y="1.271cm" svg:width="10.662cm" svg:height="6.475cm">
          <chartooo:coordinate-region svg:x="2.136cm" svg:y="1.47cm" svg:width="9.855cm" svg:height="5.629cm"/>
          <chart:axis chart:dimension="x" chart:name="primary-x" chart:style-name="ch5" chartooo:axis-type="auto">
            <chartooo:date-scale/>
            <chart:title svg:x="6.166cm" svg:y="7.924cm" chart:style-name="ch6">
              <text:p>Dates</text:p>
            </chart:title>
            <chart:categories table:cell-range-address="local-table.$B$1:.$L$1"/>
          </chart:axis>
          <chart:axis chart:dimension="y" chart:name="primary-y" chart:style-name="ch7">
            <chart:title svg:x="0.451cm" svg:y="5.769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93.0555555555556">
                <text:p>93.0555555555556</text:p>
              </table:table-cell>
              <table:table-cell office:value-type="float" office:value="97.2222222222222">
                <text:p>97.2222222222222</text:p>
              </table:table-cell>
              <table:table-cell office:value-type="float" office:value="100">
                <text:p>100</text:p>
              </table:table-cell>
              <table:table-cell office:value-type="float" office:value="100">
                <text:p>100</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